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SearcherThread.MultiSearcherThread( Searchable searchable , Weight weight , Filter filter , int nDocs , FieldDocSortedHitQueue hq , Sort sort , int i , int [ ] start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llelMultiSearcher.ParallelMultiSearcher( Searchable [ ] search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earcherThread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rallelMultiSearcher.search( Weight weight , Filter filter , int nDocs , Sort s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arallelMultiSearcher.search( Weight weight , Filter filter , final HitCollector res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llelMultiSearcher.rewrite( Query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Thread.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MultiSearcher.docFreq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Thread.MultiSearcherThread( Searchable searchable , Weight weight , Filter filter , int nDocs , HitQueue hq , int i , int [ ] start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SearcherThread.getMax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MultiSearcher.search( Weight weight , Filter filter , int nDoc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arallelMultiSearcher.collect( int doc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Thread.get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